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 svg:font-family="'Lucida Sans'" style:font-family-generic="swiss"/>
    <style:font-face style:name="Century" svg:font-family="Century"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 svg:font-family="Arial" style:font-family-generic="system" style:font-pitch="variable"/>
    <style:font-face style:name="Segoe UI" svg:font-family="'Segoe UI'" style:font-family-generic="system" style:font-pitch="variable"/>
    <style:font-face style:name="Times New Roman1" svg:font-family="'Times New Roman'" style:font-family-generic="system" style:font-pitch="variable"/>
    <style:font-face style:name="游ゴシック" svg:font-family="游ゴシック" style:font-family-generic="system" style:font-pitch="variable"/>
    <style:font-face style:name="ＭＳ 明朝" svg:font-family="'ＭＳ 明朝'" style:font-family-generic="system" style:font-pitch="variable"/>
  </office:font-face-decls>
  <office:automatic-styles>
    <style:style style:name="P1" style:family="paragraph" style:parent-style-name="Standard">
      <style:text-properties style:font-name="Century" style:font-name-asian="ＭＳ 明朝" style:font-size-complex="12pt"/>
    </style:style>
    <style:style style:name="P2" style:family="paragraph" style:parent-style-name="Standard">
      <style:text-properties officeooo:paragraph-rsid="000a6914"/>
    </style:style>
    <style:style style:name="P3" style:family="paragraph" style:parent-style-name="Standard">
      <style:text-properties officeooo:paragraph-rsid="000ccaec"/>
    </style:style>
    <style:style style:name="P4" style:family="paragraph" style:parent-style-name="Standard">
      <style:text-properties officeooo:paragraph-rsid="0011d126"/>
    </style:style>
    <style:style style:name="P5" style:family="paragraph" style:parent-style-name="Standard">
      <style:text-properties officeooo:rsid="0015dcf8" officeooo:paragraph-rsid="0015dcf8"/>
    </style:style>
    <style:style style:name="P6" style:family="paragraph" style:parent-style-name="Standard">
      <style:paragraph-properties fo:margin-left="0.37cm" fo:margin-right="0cm" fo:text-indent="0cm" style:auto-text-indent="false"/>
    </style:style>
    <style:style style:name="P7" style:family="paragraph" style:parent-style-name="Standard">
      <style:paragraph-properties fo:margin-left="0.37cm" fo:margin-right="0cm" fo:text-indent="0cm" style:auto-text-indent="false"/>
      <style:text-properties fo:color="#000000" loext:opacity="100%"/>
    </style:style>
    <style:style style:name="P8" style:family="paragraph" style:parent-style-name="Standard">
      <style:paragraph-properties fo:margin-left="0.37cm" fo:margin-right="0cm" fo:text-indent="0cm" style:auto-text-indent="false"/>
      <style:text-properties fo:color="#5983b0" loext:opacity="100%"/>
    </style:style>
    <style:style style:name="P9" style:family="paragraph" style:parent-style-name="Standard">
      <style:paragraph-properties fo:margin-left="0cm" fo:margin-right="0cm" fo:text-indent="0.37cm" style:auto-text-indent="false"/>
    </style:style>
    <style:style style:name="P10" style:family="paragraph" style:parent-style-name="Standard">
      <style:paragraph-properties fo:margin-left="0cm" fo:margin-right="0cm" fo:text-indent="0.37cm" style:auto-text-indent="false"/>
      <style:text-properties style:text-line-through-style="solid" style:text-line-through-type="single"/>
    </style:style>
    <style:style style:name="P11" style:family="paragraph" style:parent-style-name="Standard">
      <style:paragraph-properties fo:margin-left="0cm" fo:margin-right="0cm" fo:text-indent="0.37cm" style:auto-text-indent="false"/>
      <style:text-properties fo:color="#c9211e" loext:opacity="100%"/>
    </style:style>
    <style:style style:name="P12" style:family="paragraph" style:parent-style-name="Standard">
      <style:paragraph-properties fo:margin-left="0cm" fo:margin-right="0cm" fo:text-indent="0cm" style:auto-text-indent="false"/>
      <style:text-properties fo:color="#c9211e" loext:opacity="100%"/>
    </style:style>
    <style:style style:name="P13" style:family="paragraph" style:parent-style-name="Standard">
      <style:paragraph-properties fo:margin-left="0cm" fo:margin-right="0cm" fo:text-indent="0cm" style:auto-text-indent="false"/>
      <style:text-properties fo:color="#000000" loext:opacity="100%"/>
    </style:style>
    <style:style style:name="P14" style:family="paragraph" style:parent-style-name="Standard">
      <style:text-properties officeooo:paragraph-rsid="0016456c"/>
    </style:style>
    <style:style style:name="P15" style:family="paragraph" style:parent-style-name="Standard">
      <style:text-properties officeooo:paragraph-rsid="00181aa1"/>
    </style:style>
    <style:style style:name="T1" style:family="text">
      <style:text-properties officeooo:rsid="000a6914"/>
    </style:style>
    <style:style style:name="T2" style:family="text">
      <style:text-properties officeooo:rsid="0016456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〇制作意図</text:p>
      <text:p text:style-name="P7">書籍が電子化していくにつれ、本を読むタッチの軽さから今まで書籍に興味がなかった人が書籍に興味を持つ傾向にある。(参考文献1)</text:p>
      <text:p text:style-name="P6">また、動画配信サービスのサブスクリプションの増加により、人々が物語に触れる機会が増加している。(AmazonPrime、Netflix)</text:p>
      <text:p text:style-name="P6">しかし、様々な書籍や物語が提供され続ける中で、登場人物とその関係性を理解することが壁になり、物語の先を見ることを断念してしまう人が多いように思う。</text:p>
      <text:p text:style-name="P8">また、物語のある作品に関するアンケートを実施した結果、約8割が「キャラ名と登場人物の関係を忘れることがある」と答えた。</text:p>
      <text:p text:style-name="P9">そこで、登場人物の関係性や詳細な情報を記録することが出来る本アプリケーションを提案する。</text:p>
      <text:p text:style-name="P6">このアプリを使えば、書籍の関係性の保持だけでなく、時系列やグループ分けを行って読者のわかりやすいように登場人物の情報を管理することができる。</text:p>
      <text:p text:style-name="P6">さらに、Webでの投稿・閲覧機能を利用して、他の人が作成した登場人物の関係性を見ることもできる。これによって本を普段読まない人でも書籍の内容を理解する足掛かりになると考える。</text:p>
      <text:p text:style-name="P9">また、映画やアニメーション、ドラマ作品などの理解にも繋がり、物語を一層楽しむことができる。</text:p>
      <text:p text:style-name="P6">それだけでなく、物語の制作の足掛かりや、読書や映画の視聴記録として残すことも可能である。</text:p>
      <text:p text:style-name="Standard"/>
      <text:p text:style-name="Standard">〇定義・概要</text:p>
      <text:p text:style-name="Standard">　どんなとき使う？　→　小説やドラマなど、物語を読んでいて登場人物を整理したいときに使う</text:p>
      <text:p text:style-name="P9">誰が使う？　→　物語を楽しむにあたって、関係性や登場人物を把握することが難しい人が使う</text:p>
      <text:p text:style-name="P9">何のために作った？　→　キャラクターの関係性を理解し、もっと物語を楽しむため</text:p>
      <text:p text:style-name="P10">何故PC？　→　最近は動画配信サービスが多く、PCで物語を楽しむ人が多いと思うから</text:p>
      <text:p text:style-name="P11">Webサービスも提供するためスマホ閲覧可能（今後の展開などでスマホアプリも考える余地あり）</text:p>
      <text:p text:style-name="P12"/>
      <text:p text:style-name="P13">〇今後の計画案(ざっくり)</text:p>
      <text:p text:style-name="P13">　～9/30 製造</text:p>
      <text:p text:style-name="P13">10/1～11/15 試験</text:p>
      <text:p text:style-name="P13">11/16～12/31 デプロイ</text:p>
      <text:p text:style-name="P13">1/1～ 卒業研究発表資料作成</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〇必要性</text:p>
      <text:p text:style-name="Standard">　物語を今以上に楽しむためのツール</text:p>
      <text:p text:style-name="Standard">　読書、映画鑑賞、ドラマ、アニメをよく見る人に向けたもの</text:p>
      <text:p text:style-name="Standard">　登場人物が多い作品などで活躍できるもの</text:p>
      <text:p text:style-name="Standard"/>
      <text:p text:style-name="Standard">〇類似作品</text:p>
      <text:p text:style-name="Standard">　相関図作成ツール『 https://diagram.jp/ 』</text:p>
      <text:p text:style-name="Standard">　シンプルなUI。汎用性が高い。必要最低限の項目。DLやUPができる</text:p>
      <text:p text:style-name="Standard">　Lucidchart『 https://www.lucidchart.com/pages/ja 』</text:p>
      <text:p text:style-name="Standard">　チームで作成が可能。業務使用を目的としている</text:p>
      <text:p text:style-name="Standard">　GitMind『 https://gitmind.com/jp/ 』</text:p>
      <text:p text:style-name="Standard">　一目で見てわかりやすいUI。マインドマップや組織図の作成も可能</text:p>
      <text:p text:style-name="Standard"/>
      <text:p text:style-name="Standard">〇売り</text:p>
      <text:p text:style-name="Standard">　登場人物の相関図を作成し他のユーザに共有することができるシステム</text:p>
      <text:p text:style-name="Standard">　時系列の項目を付与したことで、登場人物の関係の変化がわかる</text:p>
      <text:p text:style-name="Standard">　スマホ等からアクセスできるため、登場人物の編集が容易</text:p>
      <text:p text:style-name="Standard">　作品の規模の大小に関わらず、相関図を作成できる</text:p>
      <text:p text:style-name="Standard">　時系列とグループの違いについて</text:p>
      <text:p text:style-name="Standard">　時系列は、『機動戦士ガンダム』と『機動戦士ガンダムＺ』などを分離するための機能</text:p>
      <text:p text:style-name="Standard">　グループは、『ジオン軍』と『地球連邦軍』などを分離するための機能</text:p>
      <text:p text:style-name="Standard">　グループについては、男女の区別(これグループ分けする人がいるかはわからないが…)</text:p>
      <text:p text:style-name="P9">三国志だと魏蜀呉の区別など、ユーザにとっていろんな使い方があると思う。というか、あってほしい</text:p>
      <text:p text:style-name="Standard"/>
      <text:p text:style-name="Standard">〇カンペ(仮)</text:p>
      <text:p text:style-name="Standard">情報メディア学科4年 谷口ゼミ 出口京佳です。</text:p>
      <text:p text:style-name="Standard">今回、私が卒業研究として制作する作品は、『相関図制作システム』というデスクトップアプリ及びWebアプリです。</text:p>
      <text:p text:style-name="P14">はじめに、私が相関図制作システムを制作するに至った経緯や意図を述べます。</text:p>
      <text:p text:style-name="P14">書籍の電子化や動画配信サービスの普及、また、コロナウイルスによる巣ごもり需要の拡大により、映像作品や書籍などから、物語を享受する機会が増えています。物語作品を構成する上で欠かせない要素の一つが、登場人物です。登場人物は物語の進行を進める役割を持ち、多種多様なキャラクター性や登場人物同士の関係性が作中で繰り広げられます。登場人物の名前や心情、過去、関係性などの観点から、物語の理解を深め、享受する物語作品の一つ一つに思い入れを残して欲しいという思いから、本システムを制作する運びとなりました。</text:p>
      <text:p text:style-name="Standard"/>
      <text:p text:style-name="Standard">次に、本システムの機能について述べます。</text:p>
      <text:p text:style-name="Standard">まず、本システムは、登場人物や関係性の設定が可能です。</text:p>
      <text:p text:style-name="Standard">登場人物は名前、画像、詳細情報、後述の時系列やグループといった項目の登録が可能です。また、関係性は、関係<text:soft-page-break/>性の名前、関係性の相手、詳細情報、後述の時系列の項目の登録が可能です。検索機能も実装しており、登場人物や関係性の名前、グループ名の指定、絞り込みが可能です。</text:p>
      <text:p text:style-name="P3">本システムには時系列とグループという項目が存在します。時系列とグループについて、『機動戦士ガンダムシリーズ』を例にして詳しく説明していきたいと思います。時系列では物語の流れを名義化し、物語の流れによって変化した登場人物や関係性の名前を登録することできます。時系列の名称は、過去、現在、未来といったざっくりした名称や、『機動戦士ガンダム』『機動戦士ガンダムZ』のような、作品ごとの名称などに変更することができます。</text:p>
      <text:p text:style-name="Standard">また、グループは、登場人物同士の勢力や、軍、敵味方などといった、区別を可能にするために実装した項目です。登場人物の中で『ジオン軍』である登場人物のみの関係性を抽出したい場合、検索機能で指定することで、限られたグループの抽出が可能になります。</text:p>
      <text:p text:style-name="Standard">名称は時系列の名称と同様、敵味方といったざっくりとした名称や、『ジオン軍』、『地球連邦軍』などといった勢力ごとの名称に変更することができます。時系列の名称もグループの名称も、ユーザ自らが名称を変更することができます。</text:p>
      <text:p text:style-name="Standard">作成した相関図は作品ごとにリスト化され、編集や閲覧が可能です。そして、ユーザが制作した相関図はPC内に画像として保存することができます。保存した相関図はpng形式で保存されることを想定しています。さらに、以上の機能とは別に、ユーザが制作した相関図の投稿や、他の利用者が制作した相関図を閲覧することができるMockサーバを使用したWebアプリの実装も想定しています。</text:p>
      <text:p text:style-name="Standard"/>
      <text:p text:style-name="Standard">次に、本システムの制作を行う開発環境について述べます。</text:p>
      <text:p text:style-name="Standard">本システムにはデスクトップアプリとWebアプリがあります。</text:p>
      <text:p text:style-name="Standard">デスクトップアプリとWEBアプリでは、本システムのメインの要素である相関図の作成が可能です。</text:p>
      <text:p text:style-name="Standard">デスクトップアプリにおける画面についてはPythonのEelというライブラリを使用し、フレームワークはVue.jsを使用しています。PythonのEelを使用しているという特性上フロントエンド側に脆弱性が生まれるため（html,js等の改ざん）、デスクトップアプリはWEBアプリと切り離し、REST APIアーキテクチャに乗っ取って開発をしています。</text:p>
      <text:p text:style-name="P2">また、デスクトップアプリのバックエンドに関してもPythonを使用しており、D3をJSONで管理するため 、主にローカル内で作成したJsonファイルの管理を行っています。</text:p>
      <text:p text:style-name="Standard">次にWEBアプリにおける画面についてですが、デスクトップアプリで使用したVue.jsをそのままフロントエンドに使用します。</text:p>
      <text:p text:style-name="P4">WEBアプリのバックエンドに関しては<text:span text:style-name="T1">(</text:span>今のところ<text:span text:style-name="T1">)</text:span>PHPを想定しており、主にデータベース更新や業務ロジックの処理に使用しております。また、データベースにはMySQLを使用しております。</text:p>
      <text:p text:style-name="P1"/>
      <text:p text:style-name="Standard">次に、本システムの類似作品を提示します。</text:p>
      <text:p text:style-name="Standard">まず、『相関図作成』と検索することで一番にヒットする『相関図作成ツール』というシステムです。シンプルなUIで汎用性が高く、制作にあたって必要な項目も最低限のものとなっています。さらに、ダウンロードやアップロードの機能も実装されています。</text:p>
      <text:p text:style-name="P15">また、GitMind(ギットマインド)といったシステムもあり、主な用途は業務使用を目的とした図の作成ですが、相関図を作成することも可能です。</text:p>
      <text:p text:style-name="Standard"/>
      <text:p text:style-name="Standard">最後に、今後の大まかな計画について述べます。</text:p>
      <text:p text:style-name="Standard">現在作成・調整中である画面設計を8月中旬に終了させます。フロントエンド及びバックエンドの製造につきましては、特に集中的に制作に励み、11月末に終える計画を立てています。その後、試験やデプロイ、同時進行で、システムの変更<text:soft-page-break/>点などを思案し、その都度訂正を行います。全ての工程を12月末に終了させ、その後は卒業研究発表資料の制作に勤しむ予定です。</text:p>
      <text:p text:style-name="Standard"/>
      <text:p text:style-name="Standard">以上で『相関図制作<text:bookmark text:name="_GoBack"/>システム』についての卒業研究発表を終えたいと思います。</text:p>
      <text:p text:style-name="Standard">ご清聴ありがとうございました。</text:p>
      <text:p text:style-name="P5">これから質疑応答を行います。質問のある方はお願いします。</text:p>
      <text:p text:style-name="Standard"/>
      <text:p text:style-name="Standard"/>
      <text:p text:style-name="Standard"/>
      <text:p text:style-name="Standard">参考文献１：https://www3.nhk.or.jp/news/html/20210126/k10012832941000.html</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 svg:font-family="'Lucida Sans'" style:font-family-generic="swiss"/>
    <style:font-face style:name="Century" svg:font-family="Century"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 svg:font-family="Arial" style:font-family-generic="system" style:font-pitch="variable"/>
    <style:font-face style:name="Segoe UI" svg:font-family="'Segoe UI'" style:font-family-generic="system" style:font-pitch="variable"/>
    <style:font-face style:name="Times New Roman1" svg:font-family="'Times New Roman'" style:font-family-generic="system" style:font-pitch="variable"/>
    <style:font-face style:name="游ゴシック" svg:font-family="游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entury" fo:font-size="10.5pt" fo:language="en" fo:country="US" style:letter-kerning="true" style:font-name-asian="Segoe UI" style:font-size-asian="10.5pt" style:language-asian="ja" style:country-asian="JP" style:font-name-complex="ＭＳ 明朝"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482cm" style:writing-mode="lr-tb"/>
      <style:text-properties style:use-window-font-color="true" loext:opacity="0%" style:font-name="Century" fo:font-size="10.5pt" fo:language="en" fo:country="US" style:letter-kerning="true" style:font-name-asian="Segoe UI" style:font-size-asian="10.5pt" style:language-asian="ja" style:country-asian="JP" style:font-name-complex="ＭＳ 明朝"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style:contextual-spacing="false" fo:text-align="justify" style:justify-single-word="false" fo:orphans="0" fo:widows="0" fo:hyphenation-ladder-count="no-limit" style:writing-mode="lr-tb"/>
      <style:text-properties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游ゴシック" style:font-family-asian="游ゴシック"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style:contextual-spacing="false" fo:line-height="115%"/>
    </style:style>
    <style:style style:name="List" style:family="paragraph" style:parent-style-name="Text_20_body" style:default-outline-level="" style:class="list">
      <style:text-properties style:font-name-complex="Arial" style:font-family-complex="Arial"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 style:font-family-complex="Arial" style:font-family-generic-complex="system" style:font-pitch-complex="variable"/>
    </style:style>
    <style:style style:name="caption" style:family="paragraph" style:parent-style-name="Standard" style:default-outline-level="">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ystem" style:font-pitch-complex="variable" style:font-size-complex="12pt" style:font-style-complex="italic"/>
    </style:style>
    <style:style style:name="Header_20_and_20_Footer" style:display-name="Header and Footer" style:family="paragraph" style:parent-style-name="Standard" style:default-outline-level="" style:class="extra"/>
    <style:style style:name="Header" style:family="paragraph" style:parent-style-name="Standard" style:default-outline-level="" style:class="extra">
      <style:paragraph-properties style:snap-to-layout-grid="false">
        <style:tab-stops>
          <style:tab-stop style:position="7.5cm" style:type="center"/>
          <style:tab-stop style:position="15cm" style:type="right"/>
        </style:tab-stops>
      </style:paragraph-properties>
    </style:style>
    <style:style style:name="Footer" style:family="paragraph" style:parent-style-name="Standard" style:default-outline-level="" style:class="extra">
      <style:paragraph-properties style:snap-to-layout-grid="false">
        <style:tab-stops>
          <style:tab-stop style:position="7.5cm" style:type="center"/>
          <style:tab-stop style:position="15cm" style:type="right"/>
        </style:tab-stops>
      </style:paragraph-properties>
    </style:style>
    <style:style style:name="Default_20_Paragraph_20_Font" style:display-name="Default Paragraph Font" style:family="text"/>
    <style:style style:name="ヘッダー_20__28_文字_29_" style:display-name="ヘッダー (文字)" style:family="text" style:parent-style-name="Default_20_Paragraph_20_Font"/>
    <style:style style:name="フッター_20__28_文字_29_" style:display-name="フッター (文字)" style:family="text" style:parent-style-name="Default_20_Paragraph_20_Font"/>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1.905cm" fo:margin-right="1.905cm" style:writing-mode="lr-tb" style:layout-grid-color="#c0c0c0" style:layout-grid-lines="38" style:layout-grid-base-height="0.635cm" style:layout-grid-ruby-height="0cm" style:layout-grid-mode="line" style:layout-grid-ruby-below="false" style:layout-grid-print="false" style:layout-grid-display="false" style:layout-grid-base-width="0.474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出口 莉紗</meta:initial-creator>
    <meta:editing-cycles>144</meta:editing-cycles>
    <meta:creation-date>2021-06-08T01:28:00</meta:creation-date>
    <dc:date>2021-07-22T08:03:45.496000000</dc:date>
    <dc:language>ja-JP</dc:language>
    <meta:editing-duration>PT5H28M19S</meta:editing-duration>
    <meta:generator>LibreOffice/7.1.4.2$Windows_X86_64 LibreOffice_project/a529a4fab45b75fefc5b6226684193eb000654f6</meta:generator>
    <meta:document-statistic meta:table-count="0" meta:image-count="0" meta:object-count="0" meta:page-count="4" meta:paragraph-count="70" meta:word-count="3308" meta:character-count="3633" meta:non-whitespace-character-count="3592"/>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